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03104">
            <text:p>10310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91">
            <text:p>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21:35:42</dc:date>
    <dc:creator>Siddharth </dc:creator>
    <meta:document-statistic meta:table-count="1" meta:cell-count="1494" meta:object-count="0"/>
    <meta:generator>LibreOffice/3.5$Linux_x86 LibreOffice_project/350m1$Build-2</meta:generator>
  </office:meta>
</office:document-meta>
</file>